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9.754cm" fo:margin-left="0.191cm" fo:margin-top="0cm" fo:margin-bottom="0cm" table:align="left" style:writing-mode="lr-tb"/>
    </style:style>
    <style:style style:name="Таблица1.A" style:family="table-column">
      <style:table-column-properties style:column-width="9.708cm"/>
    </style:style>
    <style:style style:name="Таблица1.B" style:family="table-column">
      <style:table-column-properties style:column-width="10.045cm"/>
    </style:style>
    <style:style style:name="Таблица1.1" style:family="table-row">
      <style:table-row-properties style:min-row-height="5.879cm" style:keep-together="true" fo:keep-together="auto"/>
    </style:style>
    <style:style style:name="Таблица1.A1" style:family="table-cell">
      <style:table-cell-properties fo:padding="0cm" fo:border="0.035cm solid #00000a"/>
    </style:style>
    <style:style style:name="Таблица1.B1" style:family="table-cell">
      <style:table-cell-properties fo:padding="0cm" fo:border-left="none" fo:border-right="0.035cm solid #00000a" fo:border-top="0.035cm solid #00000a" fo:border-bottom="0.035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/>
      <style:text-properties style:font-name="Times New Roman" fo:font-size="8pt" style:font-size-asian="8pt" style:font-size-complex="8pt"/>
    </style:style>
    <style:style style:name="P3" style:family="paragraph" style:parent-style-name="Standard">
      <style:paragraph-properties fo:margin-top="0cm" fo:margin-bottom="0cm" fo:text-align="justify" style:justify-single-word="false"/>
      <style:text-properties style:font-name="Times New Roman" fo:font-size="8pt" style:font-size-asian="8pt" style:font-size-complex="8pt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8pt" style:font-size-asian="8pt" style:font-size-complex="8pt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8pt" style:font-size-asian="8pt" style:font-size-complex="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style:font-size-asian="8pt" style:font-size-complex="8pt"/>
    </style:style>
    <style:style style:name="P7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8pt" style:font-size-asian="8pt" style:font-size-complex="8pt"/>
    </style:style>
    <style:style style:name="P8" style:family="paragraph" style:parent-style-name="Standard">
      <style:paragraph-properties fo:margin-top="0cm" fo:margin-bottom="0cm" fo:line-height="100%"/>
      <style:text-properties style:font-name="Times New Roman" fo:font-size="8pt" fo:font-weight="bold" style:font-size-asian="8pt" style:font-weight-asian="bold" style:font-size-complex="8pt"/>
    </style:style>
    <style:style style:name="P9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top="0cm" fo:margin-bottom="0cm"/>
      <style:text-properties style:font-name="Times New Roman" fo:font-size="8pt" style:font-size-asian="8pt" style:font-size-complex="8pt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style:font-name="Times New Roman" fo:font-size="8pt" style:font-size-asian="8pt" style:font-size-complex="8pt"/>
    </style:style>
    <style:style style:name="P12" style:family="paragraph" style:parent-style-name="Standard">
      <style:paragraph-properties fo:margin-top="0cm" fo:margin-bottom="0cm" fo:line-height="100%"/>
      <style:text-properties style:font-name="Times New Roman" fo:font-size="8pt" style:font-size-asian="8pt" style:font-size-complex="8pt"/>
    </style:style>
    <style:style style:name="P13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8pt" style:font-size-asian="8pt" style:font-size-complex="8pt"/>
    </style:style>
    <style:style style:name="P14" style:family="paragraph" style:parent-style-name="Standard">
      <style:paragraph-properties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size="8pt" style:font-size-asian="8pt" style:font-size-complex="8pt"/>
    </style:style>
    <style:style style:name="P15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8pt" style:font-size-asian="8pt" style:font-size-complex="8pt"/>
    </style:style>
    <style:style style:name="P16" style:family="paragraph" style:parent-style-name="Standard">
      <style:paragraph-properties fo:margin-top="0cm" fo:margin-bottom="0cm" fo:line-height="100%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18" style:family="paragraph" style:parent-style-name="Standard">
      <style:paragraph-properties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size="8pt" fo:font-weight="bold" style:font-size-asian="8pt" style:font-weight-asian="bold" style:font-size-complex="8pt" style:font-weight-complex="bold"/>
    </style:style>
    <style:style style:name="P19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fo:font-weight="bold" style:font-size-asian="8pt" style:font-weight-asian="bold" style:font-size-complex="8pt"/>
    </style:style>
    <style:style style:name="P21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8pt" fo:font-weight="bold" style:font-name-asian="Calibri1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top="0cm" fo:margin-bottom="0cm" fo:line-height="100%"/>
      <style:text-properties fo:color="#00000a" style:font-name="Times New Roman" fo:font-size="8pt" style:font-size-asian="8pt" style:font-size-complex="8pt"/>
    </style:style>
    <style:style style:name="P23" style:family="paragraph" style:parent-style-name="Standard">
      <style:paragraph-properties fo:margin-top="0cm" fo:margin-bottom="0cm" fo:text-align="justify" style:justify-single-word="false" fo:keep-with-next="always"/>
    </style:style>
    <style:style style:name="P24" style:family="paragraph" style:parent-style-name="Standard">
      <style:paragraph-properties fo:margin-top="0cm" fo:margin-bottom="0cm" fo:text-align="justify" style:justify-single-word="false" fo:keep-with-next="always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left="0cm" fo:margin-right="0cm" fo:margin-top="0cm" fo:margin-bottom="0cm" fo:text-align="justify" style:justify-single-word="false" fo:text-indent="1.251cm" style:auto-text-indent="false" fo:keep-with-next="always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Times New Roman" fo:font-size="8pt" style:font-size-asian="8pt" style:font-size-complex="8pt" style:font-weight-complex="bold"/>
    </style:style>
    <style:style style:name="T3" style:family="text">
      <style:text-properties style:font-name="Times New Roman" fo:font-size="8pt" fo:font-weight="bold" style:font-size-asian="8pt" style:font-weight-asian="bold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a" style:font-name="Times New Roman" fo:font-size="8pt" style:font-size-asian="8pt" style:font-size-complex="8pt"/>
    </style:style>
    <style:style style:name="T6" style:family="text">
      <style:text-properties fo:color="#00000a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 text:c="4"/>Договор о безвозмездной добровольческой деятельности к смете №_______</text:p>
      <text:p text:style-name="P5"/>
      <text:p text:style-name="P3">город <text:s/>Калининград<text:tab/><text:tab/><text:tab/><text:tab/><text:tab/><text:tab/><text:tab/><text:tab/><text:tab/> <text:s text:c="34"/>«______» _________________ 2022 год</text:p>
      <text:p text:style-name="P3"><text:s text:c="11"/></text:p>
      <text:h text:style-name="P25" text:outline-level="2"><text:bookmark-start text:name="_Hlk73543105"/><text:span text:style-name="T1">Государственное автономное учреждение Калининградский области <text:s/>«Центр спортивной подготовки сборных команд» в дальнейшем именуемое, «Организация», в лице директора Губиной Ксении Олеговны, действующего на основании Устава, с одной стороны, и ___________________________________________________________________________________________________________________________________________, именуемый в дальнейшем «Доброволец», с другой стороны,</text:span><text:bookmark-end text:name="_Hlk73543105"/><text:span text:style-name="T1"> заключили настоящий договор о нижеследующем:</text:span></text:h>
      <text:p text:style-name="P17">1.Предмет договора</text:p>
      <text:p text:style-name="P5">1.1. Организация поручает, а Доброволец принимает на себя обязательство на безвозмездной основе совершить от имени и за счет Организации следующие действия: обеспечить судейство спортивного мероприятия, проходящего с ________________по ___________ 2022 года.</text:p>
      <text:p text:style-name="P17">2.Права и обязанности сторон</text:p>
      <text:p text:style-name="P5">2.1. Доброволец обязуется: обеспечить судейство спортивного мероприятия; не разглашать сведения, носящие конфиденциальный характер.</text:p>
      <text:p text:style-name="P5">2.2. Организация обязуется: создать условия для эффективной деятельности Добровольца; подготовить смету расходов на деятельность Добровольца.</text:p>
      <text:p text:style-name="P5">2.3. Доброволец вправе: получать необходимую информацию и документы непосредственно касающиеся выполнения указанной услуги (работы); получать возмещение фактически понесенных расходов за питание за каждый день соревнований в соответствии с утвержденными нормами.</text:p>
      <text:p text:style-name="P5">2.4. Организация в праве: получить от Добровольца необходимые для осуществления добровольческой деятельности по договору документы, касающиеся его квалификации, и, если требуется, рекомендации других лиц; проверять качество деятельности Добровольца.</text:p>
      <text:p text:style-name="P17">3.Срок действия договора</text:p>
      <text:p text:style-name="P5">3.1. Договор вступает в силу с момента его подписания и действует до полного исполнения сторонами взятых на себя обязательств по Договору.</text:p>
      <text:p text:style-name="P17">4. Ответственность сторон</text:p>
      <text:p text:style-name="P5">4.1. Сторона, не исполнившая или ненадлежащим образом исполнившая обязательства по договору, несет ответственность в соответствии с действующим законодательством Российской Федерации.</text:p>
      <text:p text:style-name="P17">5.Форс-мажор</text:p>
      <text:p text:style-name="P5">5.1. При наступлении обстоятельств непреодолимой силы, находящихся вне разумного предвидения и контроля сторон, стороны освобождаются от ответственности по обязательствам, связанным с полным или частичным неисполнением настоящего договора на время действия таких обстоятельств.</text:p>
      <text:p text:style-name="P17">6. Заключительные положения</text:p>
      <text:p text:style-name="P5">6.1. Настоящий договор заключен в 2-х экземплярах, имеющих одинаковую юридическую силу, по одному экземпляру для каждой стороны.</text:p>
      <text:p text:style-name="P5">6.2. Расторжение договора может происходить по инициативе любой из сторон с обязательным предварительным уведомлением другой стороны не менее чем за 5 (пять) рабочих дней. Спорные вопросы разрешаются в порядке, установленном Гражданским кодексом Российской Федерации. </text:p>
      <text:p text:style-name="P17">7.Реквизиты сторон: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1">Организация:</text:p>
            <text:p text:style-name="P18">ГАУ КО «Центр спортивной подготовки сборных команд»</text:p>
            <text:p text:style-name="P1"><text:span text:style-name="T5">Юридический адрес</text:span><text:span text:style-name="T1">: 236001,</text:span><text:span text:style-name="T5"> г. Калининград, ул. Согласия, д. 41</text:span></text:p>
            <text:p text:style-name="Table_20_Contents"><text:span text:style-name="T6">Почтовый адрес: </text:span><text:span text:style-name="T4">236035, а/я 5475</text:span></text:p>
            <text:p text:style-name="P22">ИНН/ КПП 3904033196/390601001</text:p>
            <text:p text:style-name="P22">ОГРН 1023900592286</text:p>
            <text:p text:style-name="P4">Министерство финансов <text:s text:c="106"/>Калининградской области <text:s text:c="126"/>(ГАУ КО «ЦСП СК» л/с 30356Щ47030)</text:p>
            <text:p text:style-name="P4">КС 03224643270000003500</text:p>
            <text:p text:style-name="P4">ЕКС 40102810545370000028 <text:s text:c="111"/>ОТДЕЛЕНИЕ КАЛИНИНГРАД БАНКА <text:s text:c="90"/>РОССИИ/УФК по Калининградской области г. Калининград <text:s text:c="98"/></text:p>
            <text:p text:style-name="P4">БИК ТОФК 012748051</text:p>
            <text:p text:style-name="P22">Тел.:8(4012) 91-65-42 <text:s/></text:p>
            <text:p text:style-name="P16">Директор</text:p>
            <text:p text:style-name="P4"/>
            <text:p text:style-name="P14">_____________________________ К.О. Губина</text:p>
            <text:p text:style-name="P5"/>
            <text:p text:style-name="P5">М.П.</text:p>
          </table:table-cell>
          <table:table-cell table:style-name="Таблица1.B1" office:value-type="string">
            <text:p text:style-name="P19">Доброволец:</text:p>
            <text:p text:style-name="P5">ФИО________________________________________________________________</text:p>
            <text:p text:style-name="P5"/>
            <text:p text:style-name="P5">____________________________________________________________________</text:p>
            <text:p text:style-name="P5"/>
            <text:p text:style-name="P5">Паспорт <text:s/>серия__________№__________________Дата <text:s/>выдачи________________</text:p>
            <text:p text:style-name="P5"/>
            <text:p text:style-name="P5">____________________________________________________________________</text:p>
            <text:p text:style-name="P5"/>
            <text:p text:style-name="P5">зарегистрированного по адресу:</text:p>
            <text:p text:style-name="P5">____________________________________________________________________</text:p>
            <text:p text:style-name="P5"/>
            <text:p text:style-name="P5">____________________________________________________________________</text:p>
            <text:p text:style-name="P5"/>
            <text:p text:style-name="P7">Тел.________________________________________________________________</text:p>
            <text:p text:style-name="P7"/>
            <text:p text:style-name="P7">____________________________ <text:s text:c="4"/>_____________________________________</text:p>
            <text:p text:style-name="P7"><text:s text:c="16"/>Подпись <text:s text:c="56"/>Расшифровка</text:p>
          </table:table-cell>
        </table:table-row>
      </table:table>
      <text:p text:style-name="P6"/>
      <text:p text:style-name="P20">АКТ</text:p>
      <text:p text:style-name="P20">выполненных работ (услуг) по договору </text:p>
      <text:p text:style-name="P17">о безвозмездной добровольческой деятельности к смете № _______</text:p>
      <text:p text:style-name="P8"/>
      <text:p text:style-name="P5">Государственное автономное учреждение Калининградский области <text:s/>«Центр спортивной подготовки сборных команд» в дальнейшем именуемое, «Организация», в лице директора Губиной Ксении Олеговны, действующего на основании Устава, с одной стороны, и ___________________________________________________________________________________________________________________________________________, именуемый в дальнейшем «Доброволец», с другой стороны, составили Акт о следующем: услуги по судейству спортивного мероприятия, <text:s/>проходящего с ________________по __________ 2022 года оказаны полностью, стороны претензий к друг другу не имеют.</text:p>
      <text:p text:style-name="P5"/>
      <text:p text:style-name="P3">Сумма, подлежащая возмещению Добровольцу, составляет: _______________________________________________________________________________________.</text:p>
      <text:p text:style-name="P3"/>
      <text:h text:style-name="P23" text:outline-level="2"><text:span text:style-name="T3">Организация:</text:span><text:span text:style-name="T2"><text:tab/><text:tab/><text:tab/><text:tab/><text:tab/><text:tab/></text:span><text:span text:style-name="T3">Доброволец:</text:span></text:h>
      <text:h text:style-name="P24" text:outline-level="2"><text:bookmark-start text:name="_Hlk73605401"/>Директор </text:h>
      <text:p text:style-name="P2"><text:bookmark-end text:name="_Hlk73605401"/></text:p>
      <text:p text:style-name="P2">____________________ К.О. Губина<text:tab/><text:tab/><text:tab/><text:tab/>_______________ <text:s text:c="6"/>_____________________________</text:p>
      <text:p text:style-name="P5"><text:s text:c="131"/>Подпись <text:s text:c="33"/>Расшифровка</text:p>
      <text:p text:style-name="P5"/>
      <text:p text:style-name="P5">Настоящим я, ___________________________________________________________________________________________________________________________, далее – «Субъект Персональных Данных», во исполнение требований Федерального закона от 27.07.2006 г. № 152-ФЗ «О персональных данных» (с изменениями и дополнениями) свободно, своей волей и в своем интересе даю свое согласие ГАУ КО «ЦСП СК»» на обработку своих персональных данных. </text:p>
      <text:p text:style-name="P5">Под персональными данными я понимаю любую информацию, относящуюся ко мне как к Субъекту Персональных Данных, в том числе мои фамилию, имя, отчество, пол, дату рождения, адрес регистрации по месту жительства, адрес фактического проживания, паспортные данные <text:s text:c="9"/>( данные свидетельства о рождении) контактные телефон(ы), адрес электронной почты. Под обработкой персональных данных я понимаю сбор, систематизацию, накопление, уточнение, обновление, изменение, использование, распространение, передачу, в том числе трансграничную, обезличивание, блокирование, уничтожение, бессрочное хранение, и любые другие действия (операции) с персональными данными. <text:s text:c="4"/></text:p>
      <text:p text:style-name="P5"/>
      <text:p text:style-name="P5">_______________________________________________</text:p>
      <text:p text:style-name="P5"><text:s text:c="36"/>Подпис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Знак_20_Знак_20_Знак" style:display-name="Знак Знак Знак" style:family="paragraph" style:parent-style-name="Standard" style:default-outline-level="" style:list-style-name="">
      <style:paragraph-properties fo:margin-top="0cm" fo:margin-bottom="0.282cm" fo:line-height="0.423cm"/>
      <style:text-properties style:font-name="Verdana" fo:font-size="10pt" fo:language="en" fo:country="US" style:font-size-asian="10pt" style:language-asian="en" style:country-asian="US" style:font-name-complex="Verdana1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margin-top="0cm" fo:margin-bottom="0cm" fo:line-height="100%" fo:orphans="0" fo:widows="0" fo:hyphenation-ladder-count="no-limit" text:number-lines="false" text:line-number="0"/>
      <style:text-properties style:font-name="Times New Roman" fo:font-size="12pt" style:letter-kerning="true" style:font-name-asian="Andale Sans UI" style:font-size-asian="12pt" style:language-asian="en" style:country-asian="US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501cm" fo:margin-bottom="0.319cm" fo:margin-left="1.27cm" fo:margin-right="0.63cm" style:writing-mode="lr-tb" style:layout-grid-color="#c0c0c0" style:layout-grid-lines="271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оговор о безвозмездной добровольческой деятельности</dc:title>
    <meta:initial-creator>Пользователь</meta:initial-creator>
    <meta:editing-cycles>118</meta:editing-cycles>
    <meta:print-date>2022-01-10T11:50:19.93</meta:print-date>
    <meta:creation-date>2016-03-29T15:50:00</meta:creation-date>
    <dc:date>2022-01-10T11:50:39.69</dc:date>
    <meta:editing-duration>PT22M35S</meta:editing-duration>
    <meta:generator>OpenOffice/4.1.8$Win32 OpenOffice.org_project/418m3$Build-9803</meta:generator>
    <meta:document-statistic meta:table-count="1" meta:image-count="0" meta:object-count="0" meta:page-count="1" meta:paragraph-count="59" meta:word-count="604" meta:character-count="6913"/>
    <meta:user-defined meta:name="AppVersion">16.0000</meta:user-defined>
    <meta:user-defined meta:name="Company">ШВСМ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